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 fo:margin-left="0in" fo:margin-right="0in" fo:text-indent="0.4917in" style:auto-text-indent="false"/>
    </style:style>
    <style:style style:name="P4" style:family="paragraph" style:parent-style-name="Standard">
      <style:paragraph-properties fo:margin-left="0in" fo:margin-right="0in" fo:text-indent="0.4917in" style:auto-text-indent="false"/>
      <style:text-properties fo:language="de" fo:country="D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language="de" fo:country="DE"/>
    </style:style>
    <style:style style:name="P7" style:family="paragraph" style:parent-style-name="Text_20_body">
      <style:text-properties fo:language="de" fo:country="DE" fo:font-weight="bold" style:font-weight-asian="bold" style:font-weight-complex="bold"/>
    </style:style>
    <style:style style:name="P8" style:family="paragraph" style:parent-style-name="Text_20_body">
      <style:text-properties fo:font-size="12pt" fo:language="de" fo:country="DE" fo:font-weight="bold" style:font-size-asian="12pt" style:font-weight-asian="bold" style:font-weight-complex="bold"/>
    </style:style>
    <style:style style:name="P9" style:family="paragraph" style:parent-style-name="Text_20_body">
      <style:text-properties fo:font-size="12pt" fo:language="de" fo:country="DE" style:font-size-asian="12pt"/>
    </style:style>
    <style:style style:name="P10" style:family="paragraph" style:parent-style-name="Text_20_body">
      <style:paragraph-properties>
        <style:tab-stops>
          <style:tab-stop style:position="1in"/>
        </style:tab-stops>
      </style:paragraph-properties>
      <style:text-properties fo:font-size="12pt" fo:language="de" fo:country="DE" style:font-size-asian="12pt"/>
    </style:style>
    <style:style style:name="P11" style:family="paragraph" style:parent-style-name="Text_20_body">
      <style:paragraph-properties>
        <style:tab-stops>
          <style:tab-stop style:position="2.1252in"/>
        </style:tab-stops>
      </style:paragraph-properties>
      <style:text-properties fo:font-size="12pt" fo:language="de" fo:country="DE" style:font-size-asian="12pt"/>
    </style:style>
    <style:style style:name="P12" style:family="paragraph" style:parent-style-name="Text_20_body">
      <style:text-properties fo:font-size="12pt" fo:language="de" fo:country="DE" style:text-underline-style="solid" style:text-underline-width="auto" style:text-underline-color="font-color" style:font-size-asian="12pt"/>
    </style:style>
    <style:style style:name="P13" style:family="paragraph" style:parent-style-name="Text_20_body">
      <style:text-properties fo:font-size="12pt" fo:font-weight="bold" style:font-size-asian="12pt" style:font-weight-asian="bold" style:font-weight-complex="bold"/>
    </style:style>
    <style:style style:name="P14" style:family="paragraph" style:parent-style-name="Text_20_body">
      <style:text-properties fo:font-size="12pt" style:font-size-asian="12pt"/>
    </style:style>
    <style:style style:name="P15" style:family="paragraph" style:parent-style-name="Text_20_body">
      <style:text-properties fo:font-size="12pt" fo:language="fr" fo:country="FR" style:font-size-asian="12pt"/>
    </style:style>
    <style:style style:name="P16" style:family="paragraph" style:parent-style-name="Text_20_body">
      <style:text-properties fo:font-size="12pt" fo:language="en" fo:country="US" style:font-size-asian="12pt"/>
    </style:style>
    <style:style style:name="P17" style:family="paragraph" style:parent-style-name="Text_20_body">
      <style:text-properties fo:font-size="12pt" fo:language="en" fo:country="US" fo:font-weight="bold" style:font-size-asian="12pt" style:font-weight-asian="bold" style:font-weight-complex="bold"/>
    </style:style>
    <style:style style:name="P18" style:family="paragraph" style:parent-style-name="Text_20_body">
      <style:text-properties fo:font-size="12pt" fo:language="en" fo:country="US" style:text-underline-style="solid" style:text-underline-width="auto" style:text-underline-color="font-color" style:font-size-asian="12pt"/>
    </style:style>
    <style:style style:name="P19" style:family="paragraph" style:parent-style-name="Text_20_body">
      <style:text-properties fo:font-size="12pt" fo:font-style="italic" style:font-size-asian="12pt" style:font-style-asian="italic" style:font-style-complex="italic"/>
    </style:style>
    <style:style style:name="P20" style:family="paragraph" style:parent-style-name="Text_20_body">
      <style:paragraph-properties>
        <style:tab-stops>
          <style:tab-stop style:position="1.5in"/>
          <style:tab-stop style:position="2.3752in"/>
          <style:tab-stop style:position="2.75in"/>
          <style:tab-stop style:position="3.5in"/>
        </style:tab-stops>
      </style:paragraph-properties>
      <style:text-properties fo:font-size="12pt" fo:language="it" fo:country="IT" style:text-underline-style="solid" style:text-underline-width="auto" style:text-underline-color="font-color" style:font-size-asian="12pt"/>
    </style:style>
    <style:style style:name="P21" style:family="paragraph" style:parent-style-name="Text_20_body">
      <style:text-properties fo:font-size="12pt" fo:language="it" fo:country="IT" style:font-size-asian="12pt"/>
    </style:style>
    <style:style style:name="P22" style:family="paragraph" style:parent-style-name="Text_20_body">
      <style:text-properties fo:language="en" fo:country="US" fo:font-weight="bold" style:font-weight-asian="bold" style:font-weight-complex="bold"/>
    </style:style>
    <style:style style:name="P23" style:family="paragraph" style:parent-style-name="Text_20_body">
      <style:paragraph-properties fo:margin-left="0.9791in" fo:margin-right="0in" fo:text-indent="-0.9791in" style:auto-text-indent="false"/>
    </style:style>
    <style:style style:name="P24" style:family="paragraph" style:parent-style-name="Text_20_body">
      <style:paragraph-properties fo:margin-left="0.9791in" fo:margin-right="0in" fo:text-indent="-0.9791in" style:auto-text-indent="false"/>
      <style:text-properties fo:font-size="12pt" fo:language="de" fo:country="DE" style:font-size-asian="12pt"/>
    </style:style>
    <style:style style:name="P25" style:family="paragraph" style:parent-style-name="Text_20_body">
      <style:paragraph-properties fo:margin-left="0in" fo:margin-right="0in" fo:text-indent="0.4917in" style:auto-text-indent="false"/>
    </style:style>
    <style:style style:name="P26" style:family="paragraph" style:parent-style-name="Text_20_body">
      <style:paragraph-properties fo:margin-left="0in" fo:margin-right="0in" fo:text-indent="0.4917in" style:auto-text-indent="false"/>
      <style:text-properties fo:font-size="12pt" fo:language="de" fo:country="DE" style:font-size-asian="12pt"/>
    </style:style>
    <style:style style:name="P27" style:family="paragraph" style:parent-style-name="Text_20_body">
      <style:paragraph-properties fo:margin-left="0.4917in" fo:margin-right="0in" fo:text-indent="0in" style:auto-text-indent="false"/>
      <style:text-properties fo:font-size="12pt" fo:language="de" fo:country="DE" style:font-size-asian="12pt"/>
    </style:style>
    <style:style style:name="P28" style:family="paragraph" style:parent-style-name="Text_20_body">
      <style:paragraph-properties fo:margin-left="0.4917in" fo:margin-right="0in" fo:text-indent="0in" style:auto-text-indent="false"/>
      <style:text-properties fo:font-size="12pt" fo:language="de" fo:country="DE" style:text-underline-style="solid" style:text-underline-width="auto" style:text-underline-color="font-color" style:font-size-asian="12pt"/>
    </style:style>
    <style:style style:name="P29" style:family="paragraph" style:parent-style-name="Text_20_body">
      <style:paragraph-properties fo:margin-left="1in" fo:margin-right="0in" fo:text-indent="-1in" style:auto-text-indent="false">
        <style:tab-stops>
          <style:tab-stop style:position="1.5in"/>
          <style:tab-stop style:position="2.75in"/>
        </style:tab-stops>
      </style:paragraph-properties>
      <style:text-properties fo:font-size="12pt" fo:language="de" fo:country="DE" style:font-size-asian="12pt"/>
    </style:style>
    <style:style style:name="P30" style:family="paragraph" style:parent-style-name="Text_20_body">
      <style:paragraph-properties fo:margin-left="0.25in" fo:margin-right="0in" fo:text-indent="0in" style:auto-text-indent="false"/>
      <style:text-properties fo:font-size="12pt" style:font-size-asian="12pt"/>
    </style:style>
    <style:style style:name="P31" style:family="paragraph" style:parent-style-name="Text_20_body">
      <style:paragraph-properties fo:margin-left="0.25in" fo:margin-right="0in" fo:text-indent="0in" style:auto-text-indent="false"/>
      <style:text-properties fo:font-size="12pt" fo:language="en" fo:country="US" style:font-size-asian="12pt"/>
    </style:style>
    <style:style style:name="P32" style:family="paragraph" style:parent-style-name="Text_20_body">
      <style:paragraph-properties fo:margin-left="0.25in" fo:margin-right="0in" fo:text-indent="0.2417in" style:auto-text-indent="false"/>
      <style:text-properties fo:font-size="12pt" style:font-size-asian="12pt"/>
    </style:style>
    <style:style style:name="P33" style:family="paragraph" style:parent-style-name="Text_20_body">
      <style:paragraph-properties fo:margin-left="0.25in" fo:margin-right="0in" fo:text-indent="0.2417in" style:auto-text-indent="false"/>
      <style:text-properties fo:font-size="12pt" fo:language="de" fo:country="DE" style:font-size-asian="12pt"/>
    </style:style>
    <style:style style:name="P34" style:family="paragraph" style:parent-style-name="Text_20_body">
      <style:paragraph-properties fo:margin-left="0.4898in" fo:margin-right="0in" fo:text-indent="-0.4898in" style:auto-text-indent="false"/>
    </style:style>
    <style:style style:name="P35" style:family="paragraph" style:parent-style-name="Text_20_body">
      <style:paragraph-properties fo:margin-left="0.4898in" fo:margin-right="0in" fo:text-indent="-0.4898in" style:auto-text-indent="false"/>
      <style:text-properties fo:font-size="12pt" style:font-size-asian="12pt"/>
    </style:style>
    <style:style style:name="P36" style:family="paragraph" style:parent-style-name="Text_20_body" style:master-page-name="Standard">
      <style:paragraph-properties style:page-number="auto"/>
      <style:text-properties fo:font-size="16pt" fo:language="de" fo:country="DE" fo:font-weight="bold" style:font-size-asian="16pt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fo:font-style="italic" style:font-size-asian="12pt" style:font-style-asian="italic" style:font-style-complex="italic"/>
    </style:style>
    <style:style style:name="T7" style:family="text">
      <style:text-properties fo:font-size="12pt" fo:language="en" fo:country="US" fo:font-weight="bold" style:font-size-asian="12pt" style:font-weight-asian="bold" style:font-weight-complex="bold"/>
    </style:style>
    <style:style style:name="T8" style:family="text">
      <style:text-properties fo:font-size="12pt" fo:language="de" fo:country="DE" style:font-size-asian="12pt"/>
    </style:style>
    <style:style style:name="T9" style:family="text">
      <style:text-properties fo:font-size="12pt" fo:language="de" fo:country="DE" fo:font-weight="bold" style:font-size-asian="12pt" style:font-weight-asian="bold" style:font-weight-complex="bold"/>
    </style:style>
    <style:style style:name="T10" style:family="text">
      <style:text-properties fo:font-size="12pt" fo:language="de" fo:country="DE" fo:font-style="italic" fo:font-weight="bold" style:font-size-asian="12pt" style:font-style-asian="italic" style:font-weight-asian="bold" style:font-style-complex="italic" style:font-weight-complex="bold"/>
    </style:style>
    <style:style style:name="T11" style:family="text">
      <style:text-properties fo:font-size="12pt" fo:language="de" fo:country="DE" fo:font-style="italic" style:font-size-asian="12pt" style:font-style-asian="italic" style:font-style-complex="italic"/>
    </style:style>
    <style:style style:name="T12" style:family="text">
      <style:text-properties fo:font-size="12pt" fo:language="de" fo:country="DE" style:text-underline-style="solid" style:text-underline-width="auto" style:text-underline-color="font-color" style:font-size-asian="12pt"/>
    </style:style>
    <style:style style:name="T13" style:family="text">
      <style:text-properties fo:font-size="12pt" fo:font-style="italic" style:font-size-asian="12pt" style:font-style-asian="italic" style:font-style-complex="italic"/>
    </style:style>
    <style:style style:name="T14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15" style:family="text">
      <style:text-properties fo:font-size="12pt" fo:font-weight="bold" style:font-size-asian="12pt" style:font-weight-asian="bold" style:font-weight-complex="bold"/>
    </style:style>
    <style:style style:name="T16" style:family="text">
      <style:text-properties fo:font-size="12pt" style:text-underline-style="solid" style:text-underline-width="auto" style:text-underline-color="font-color" style:font-size-asian="12pt"/>
    </style:style>
    <style:style style:name="T17" style:family="text">
      <style:text-properties fo:font-size="12pt" fo:language="fr" fo:country="FR" style:font-size-asian="12pt"/>
    </style:style>
    <style:style style:name="T18" style:family="text">
      <style:text-properties fo:font-size="12pt" fo:language="it" fo:country="IT" style:font-size-asian="12pt"/>
    </style:style>
    <style:style style:name="T19" style:family="text">
      <style:text-properties style:text-position="super 58%" fo:font-size="12pt" style:font-size-asian="12pt"/>
    </style:style>
    <style:style style:name="T20" style:family="text">
      <style:text-properties style:text-position="super 58%" fo:font-size="12pt" fo:language="en" fo:country="US" style:font-size-asian="12pt"/>
    </style:style>
    <style:style style:name="T21" style:family="text">
      <style:text-properties style:text-position="super 58%" fo:font-size="12pt" fo:language="de" fo:country="DE" style:font-size-asian="12pt"/>
    </style:style>
    <style:style style:name="T2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Lektion 1</text:p>
      <text:p text:style-name="P8"/>
      <text:p text:style-name="P8"/>
      <text:p text:style-name="P7">Deutsch ist nicht schwer</text:p>
      <text:p text:style-name="P9"/>
      <text:p text:style-name="P9"/>
      <text:p text:style-name="P9"/>
      <text:p text:style-name="P7">Text 1</text:p>
      <text:p text:style-name="P6"/>
      <text:p text:style-name="P9">Isabella<text:tab/>Hallo, Danuta, wie geht es dir?</text:p>
      <text:p text:style-name="P9">Danuta<text:tab/><text:tab/>Mir geht es gut. Ich lerne Deutsch. Das macht Spaß.</text:p>
      <text:p text:style-name="P9">Isabella<text:tab/>Deutsch ist aber schwer.</text:p>
      <text:p text:style-name="P24">Danuta<text:tab/>Schwer? Nein. Deutsch ist nicht schwer. Die Wörter sind nicht schwer: Musik, Sport, Hobby, Computer, Auto, Job ...</text:p>
      <text:p text:style-name="P24">Isabella<text:tab/>Na ja, das sind internationale Wörter. Aber die Grammatik!</text:p>
      <text:p text:style-name="P24">Danuta<text:tab/>Grammatik? Was ist das? </text:p>
      <text:p text:style-name="P8"/>
      <text:p text:style-name="P8"/>
      <text:p text:style-name="P8"/>
      <text:p text:style-name="P7">Wortschatz<text:tab/></text:p>
      <text:p text:style-name="P9"/>
      <text:p text:style-name="P9"/>
      <text:p text:style-name="P8">Substantive </text:p>
      <text:p text:style-name="P9">der Baum/die Bäume<text:tab/><text:tab/><text:tab/>der Mann/die Männer</text:p>
      <text:p text:style-name="P9">das Buch/die Bücher <text:tab/><text:tab/><text:tab/>die Person/die Personen</text:p>
      <text:p text:style-name="P9">das Fragewort/die Fragewörter<text:tab/>das Problem/die Probleme</text:p>
      <text:p text:style-name="P9">die Frau/die Frauen<text:tab/><text:tab/><text:tab/>der Spaß</text:p>
      <text:p text:style-name="P9">das Kind/die Kinder<text:tab/><text:tab/><text:tab/>das Wort/die Wörter<text:tab/></text:p>
      <text:p text:style-name="P9"><text:tab/><text:tab/></text:p>
      <text:p text:style-name="P8">Verben</text:p>
      <text:p text:style-name="P9">fragen<text:tab/><text:tab/>machen </text:p>
      <text:p text:style-name="P9">lernen<text:tab/><text:tab/>sein (&gt; ist, sind)</text:p>
      <text:p text:style-name="P9"/>
      <text:p text:style-name="P8">Adjektive</text:p>
      <text:p text:style-name="P9">alle <text:tab/><text:tab/>neu</text:p>
      <text:p text:style-name="P9">groß<text:tab/><text:tab/>schnell </text:p>
      <text:p text:style-name="P9">gut<text:tab/><text:tab/>schwer</text:p>
      <text:p text:style-name="P9">kein<text:tab/><text:tab/>viel</text:p>
      <text:p text:style-name="P9"/>
      <text:p text:style-name="P8">Andere Wörter</text:p>
      <text:p text:style-name="P9">aber <text:tab/><text:tab/>Sg. <text:tab/>ich<text:tab/>Pl.<text:tab/>wir</text:p>
      <text:p text:style-name="P9">alles <text:tab/><text:tab/><text:tab/>du<text:tab/><text:tab/>ihr</text:p>
      <text:p text:style-name="P9">auch <text:tab/><text:tab/><text:tab/>er<text:tab/><text:tab/>sie</text:p>
      <text:p text:style-name="P9">ja <text:tab/><text:tab/><text:tab/>sie</text:p>
      <text:p text:style-name="P9">nein<text:tab/><text:tab/><text:tab/>es</text:p>
      <text:p text:style-name="P9">nicht </text:p>
      <text:p text:style-name="P9"/>
      <text:p text:style-name="P8">Wendungen</text:p>
      <text:p text:style-name="P9">Wie geht es dir? <text:s/>Mir geht es gut.</text:p>
      <text:p text:style-name="P9">Das macht Spaß.</text:p>
      <text:p text:style-name="P9"><text:soft-page-break/></text:p>
      <text:p text:style-name="P9"/>
      <text:p text:style-name="P9"/>
      <text:p text:style-name="P5">Grammatik</text:p>
      <text:p text:style-name="P14"/>
      <text:p text:style-name="P14"/>
      <text:p text:style-name="P8">Grammatische Termini</text:p>
      <text:p text:style-name="P8"/>
      <text:p text:style-name="P9">Lektion<text:tab/><text:tab/><text:tab/><text:tab/>#Lesson#</text:p>
      <text:p text:style-name="P9">Text<text:tab/><text:tab/><text:tab/><text:tab/><text:tab/>#Text#</text:p>
      <text:p text:style-name="P9">Wortschatz<text:tab/><text:tab/><text:tab/><text:tab/>#Vocabulary#</text:p>
      <text:p text:style-name="P15">Substantiv / Substantive<text:tab/><text:tab/>#noun / nouns#</text:p>
      <text:p text:style-name="P9">Verb / Verben<text:tab/><text:tab/><text:tab/><text:tab/>#verb / verbs#</text:p>
      <text:p text:style-name="P16">Adjektiv / Adjektive<text:tab/><text:tab/><text:tab/>#Adjective / Adjectivs#</text:p>
      <text:p text:style-name="P16">andere Wörter<text:tab/><text:tab/><text:tab/><text:tab/>#other words#</text:p>
      <text:p text:style-name="P9">Wendungen<text:tab/><text:tab/><text:tab/><text:tab/>#phrases# </text:p>
      <text:p text:style-name="P9">Grammatik<text:tab/><text:tab/><text:tab/><text:tab/>#Grammar#</text:p>
      <text:p text:style-name="P16">Singular, Sg.<text:tab/><text:tab/><text:tab/><text:tab/>#singular#</text:p>
      <text:p text:style-name="P15">Plural, Pl.<text:tab/><text:tab/><text:tab/><text:tab/>#plural#</text:p>
      <text:p text:style-name="P15">maskulin, masc.<text:tab/><text:tab/><text:tab/>#masculine#</text:p>
      <text:p text:style-name="P16">feminin, fem.<text:tab/><text:tab/><text:tab/><text:tab/>#feminine#</text:p>
      <text:p text:style-name="Text_20_body"><text:span text:style-name="T5">neutral, neutr.<text:tab/><text:tab/><text:tab/><text:tab/></text:span><text:span text:style-name="T8">#neuter#</text:span></text:p>
      <text:p text:style-name="P9">Übung / Übungen<text:tab/><text:tab/><text:tab/>#exercis / exercises#</text:p>
      <text:p text:style-name="P15">Frage / Fragen<text:tab/><text:tab/><text:tab/><text:tab/>#question / questions#</text:p>
      <text:p text:style-name="P9">Aufgabe / Aufgaben<text:tab/><text:tab/><text:tab/>#task / tasks#</text:p>
      <text:p text:style-name="P9"/>
      <text:p text:style-name="P9"/>
      <text:p text:style-name="P22">Grammatik</text:p>
      <text:p text:style-name="P17"/>
      <text:p text:style-name="P17"/>
      <text:p text:style-name="P17">#Parts of speech#</text:p>
      <text:p text:style-name="P16"/>
      <text:p text:style-name="P16">#There are three important types of word in the German language</text:p>
      <text:p text:style-name="P16"><text:tab/>1. the noun<text:tab/><text:tab/>= for objects, people, abstract concepts</text:p>
      <text:p text:style-name="P16"><text:tab/>2. the verb<text:tab/><text:tab/>= for activities, processes in the broadest sense</text:p>
      <text:p text:style-name="P16"><text:tab/>3. the adjective<text:tab/>= for characteristics</text:p>
      <text:p text:style-name="P16"/>
      <text:p text:style-name="P16">Other kinds of words complete the sentences.</text:p>
      <text:p text:style-name="P16"/>
      <text:p text:style-name="Text_20_body"><text:span text:style-name="T5">The noun is written with a capital letter at the beginning. </text:span><text:span text:style-name="T4">It is thus easy to recognise.</text:span></text:p>
      <text:p text:style-name="P14"/>
      <text:p text:style-name="P16">Nouns and adjectives are modified or declined in sentences = the declension.</text:p>
      <text:p text:style-name="P16"/>
      <text:p text:style-name="Text_20_body"><text:span text:style-name="T5">The verb is the most difficult word because it can be very strongly modified. <text:s/>It is conjugated = the conjugation. The conjugated verb is know as the </text:span><text:span text:style-name="T6">finites Verb</text:span><text:span text:style-name="T5">, the unconjugated verb is the </text:span><text:span text:style-name="T6">Infinitiv</text:span><text:span text:style-name="T5">.</text:span></text:p>
      <text:p text:style-name="P16"/>
      <text:p text:style-name="P16">We will begin with short sentences, which contain all three word types.</text:p>
      <text:p text:style-name="P16">We will especially observe the verb.#</text:p>
      <text:p text:style-name="P14"/>
      <text:p text:style-name="P14"/>
      <text:p text:style-name="Text_20_body"><text:soft-page-break/><text:span text:style-name="T9">#The verb </text:span><text:span text:style-name="T10">sein =&gt; ist, sind# </text:span></text:p>
      <text:p text:style-name="P12"/>
      <text:p text:style-name="Text_20_body"><text:span text:style-name="T16">Singular (Sg.)<text:tab/><text:tab/><text:tab/><text:tab/>Plural <text:s/>(Pl.) <text:s text:c="33"/></text:span><text:span text:style-name="T8">.</text:span><text:span text:style-name="T12"> <text:s text:c="10"/></text:span></text:p>
      <text:p text:style-name="Text_20_body"><text:span text:style-name="T8">Deutsch <text:tab/></text:span><text:span text:style-name="T11">ist</text:span><text:span text:style-name="T8"> schwer. </text:span></text:p>
      <text:p text:style-name="Text_20_body"><text:span text:style-name="T8">Das Wort<text:tab/></text:span><text:span text:style-name="T11">ist</text:span><text:span text:style-name="T8"> neu. <text:tab/><text:tab/>Die Wörter <text:tab/></text:span><text:span text:style-name="T11">sind</text:span><text:span text:style-name="T8"> neu.</text:span></text:p>
      <text:p text:style-name="Text_20_body"><text:span text:style-name="T8">Das Auto <text:tab/></text:span><text:span text:style-name="T11">ist</text:span><text:span text:style-name="T8"> schnell<text:tab/><text:tab/>Die Autos <text:tab/></text:span><text:span text:style-name="T11">sind</text:span><text:span text:style-name="T8"> schnell.</text:span></text:p>
      <text:p text:style-name="P9"/>
      <text:p text:style-name="P9"/>
      <text:p text:style-name="Text_20_body"><text:span text:style-name="T9">#Negation with </text:span><text:span text:style-name="T10">nicht</text:span><text:span text:style-name="T9">#</text:span></text:p>
      <text:p text:style-name="P9"/>
      <text:p text:style-name="Text_20_body"><text:span text:style-name="T8">Deutsch <text:tab/>ist </text:span><text:span text:style-name="T11">nicht</text:span><text:span text:style-name="T8"> schwer.</text:span></text:p>
      <text:p text:style-name="Text_20_body"><text:span text:style-name="T8">Das Wort <text:tab/>ist </text:span><text:span text:style-name="T11">nicht </text:span><text:span text:style-name="T8">neu.<text:tab/><text:tab/>Die Wörter <text:tab/>sind </text:span><text:span text:style-name="T11">nicht</text:span><text:span text:style-name="T8"> neu.</text:span></text:p>
      <text:p text:style-name="Text_20_body"><text:span text:style-name="T8">Das Auto <text:tab/>ist </text:span><text:span text:style-name="T11">nicht</text:span><text:span text:style-name="T8"> schnell<text:tab/>Die Autos <text:tab/>sind </text:span><text:span text:style-name="T11">nicht</text:span><text:span text:style-name="T8"> schnell.</text:span></text:p>
      <text:p text:style-name="P12"/>
      <text:p text:style-name="P12"/>
      <text:p text:style-name="P17">#Pronouns#</text:p>
      <text:p text:style-name="P18"/>
      <text:p text:style-name="P16">#The pronouns represent people and things (objects/concepts).#</text:p>
      <text:p text:style-name="Text_20_body"><text:span text:style-name="T4">Singular/Sg.: <text:tab/>1. </text:span><text:span text:style-name="T8">Person <text:tab/>ich<text:tab/><text:tab/>= #Person# <text:tab/></text:span></text:p>
      <text:p text:style-name="Text_20_body"><text:span text:style-name="T8"><text:tab/> <text:tab/></text:span><text:span text:style-name="T17">2. Person<text:tab/>du<text:tab/><text:tab/>= #Person#<text:tab/><text:tab/></text:span></text:p>
      <text:p text:style-name="Text_20_body"><text:span text:style-name="T17"><text:tab/><text:tab/></text:span><text:span text:style-name="T8">3. Person<text:tab/>er, sie, es<text:tab/>= #Person or thing#</text:span></text:p>
      <text:p text:style-name="P9"><text:tab/><text:tab/><text:tab/><text:tab/><text:tab/><text:tab/>er = mask – der Mann, der Baum<text:tab/><text:tab/><text:tab/><text:tab/><text:tab/><text:tab/><text:tab/><text:tab/>sie = fem – die Frau, die Frage<text:tab/></text:p>
      <text:p text:style-name="P9"><text:tab/><text:tab/><text:tab/><text:tab/>es <text:s/><text:tab/><text:tab/>es <text:s/>= neutr – das Kind, das Wort</text:p>
      <text:p text:style-name="P9"><text:s/><text:tab/><text:tab/><text:tab/> <text:s/></text:p>
      <text:p text:style-name="Text_20_body"><text:span text:style-name="T4">Plural/Pl.<text:tab/>1. P</text:span><text:span text:style-name="T5">erson<text:tab/>wir<text:tab/><text:tab/>= #People#</text:span></text:p>
      <text:p text:style-name="P16"><text:tab/><text:tab/>2. Person<text:tab/>ihr<text:tab/><text:tab/>= #People#</text:p>
      <text:p text:style-name="P16"><text:tab/><text:tab/>3. Person<text:tab/>sie<text:tab/><text:tab/>= #People or things#</text:p>
      <text:p text:style-name="P16"><text:s text:c="3"/></text:p>
      <text:p text:style-name="P13"/>
      <text:p text:style-name="P17">#Conjugation of verbs#</text:p>
      <text:p text:style-name="P16"/>
      <text:p text:style-name="Text_20_body"><text:span text:style-name="T5">#The conjugation comprises the 1</text:span><text:span text:style-name="T20">st</text:span><text:span text:style-name="T5">, 2</text:span><text:span text:style-name="T20">nd</text:span><text:span text:style-name="T5"> and 3</text:span><text:span text:style-name="T20">rd</text:span><text:span text:style-name="T5"> person in the singular and the plural:#</text:span></text:p>
      <text:p text:style-name="P1"/>
      <text:p text:style-name="P3"><text:span text:style-name="T2">Singular<text:tab/><text:tab/><text:tab/> <text:s text:c="7"/></text:span><text:span text:style-name="T1"><text:tab/><text:tab/></text:span><text:span text:style-name="T2">Plural <text:s text:c="37"/><text:tab/></text:span></text:p>
      <text:p text:style-name="P4">ich <text:tab/><text:tab/>lern-e<text:tab/><text:tab/> <text:s text:c="2"/><text:tab/> <text:tab/>wir <text:tab/>lern-en</text:p>
      <text:p text:style-name="P2"><text:tab/>du<text:tab/><text:tab/>lern-st<text:tab/><text:tab/><text:tab/><text:tab/>ihr <text:tab/>lern-t</text:p>
      <text:p text:style-name="P2"><text:tab/>er/sie/es <text:tab/>lern-t<text:tab/><text:tab/><text:tab/><text:tab/>sie <text:s/><text:tab/>lern-en <text:s text:c="2"/>(Susi und Monika)</text:p>
      <text:p text:style-name="P2"><text:tab/><text:tab/></text:p>
      <text:p text:style-name="P26">ich <text:tab/><text:tab/>mach-e <text:tab/>alles<text:tab/> <text:s text:c="3"/><text:tab/>wir <text:tab/>mach-en <text:tab/>alles</text:p>
      <text:p text:style-name="P26">du<text:tab/><text:tab/>mach-st <text:tab/>alles<text:tab/><text:tab/>ihr <text:tab/>mach-t <text:tab/>alles<text:tab/></text:p>
      <text:p text:style-name="P26">er/sie/es <text:tab/>mach-t <text:tab/>alles<text:tab/><text:tab/>sie <text:s/><text:tab/>mach-en <text:tab/>alles</text:p>
      <text:p text:style-name="P9"><text:tab/><text:tab/></text:p>
      <text:p text:style-name="P27">ich <text:s/><text:tab/> <text:tab/>frag-e<text:tab/><text:tab/><text:tab/><text:tab/>wir <text:tab/>frag-en</text:p>
      <text:p text:style-name="P26">du<text:tab/><text:tab/>frag-st<text:tab/><text:tab/><text:tab/><text:tab/>ihr <text:tab/>frag-t</text:p>
      <text:p text:style-name="P26">er/sie/es <text:tab/>frag-t <text:tab/><text:tab/><text:tab/><text:tab/>sie <text:tab/>frag-en</text:p>
      <text:p text:style-name="P9"/>
      <text:p text:style-name="P9"><text:tab/><text:tab/></text:p>
      <text:p text:style-name="Text_20_body"><text:span text:style-name="T15">#The interrogative pronouns </text:span><text:span text:style-name="T14">was</text:span><text:span text:style-name="T15">, </text:span><text:span text:style-name="T14">wer#</text:span></text:p>
      <text:p text:style-name="P19"/>
      <text:p text:style-name="Text_20_body"><text:span text:style-name="T11">Was</text:span><text:span text:style-name="T8"> ist das?<text:tab/><text:tab/><text:tab/>Das ist ein Buch.<text:tab/>= #object#</text:span></text:p>
      <text:p text:style-name="Text_20_body"><text:soft-page-break/><text:span text:style-name="T11">Wer</text:span><text:span text:style-name="T8"> ist das?<text:tab/><text:tab/><text:tab/>Das ist Susi.<text:tab/><text:tab/>= #person#</text:span></text:p>
      <text:p text:style-name="P9"/>
      <text:p text:style-name="Text_20_body"><text:span text:style-name="T11">Was</text:span><text:span text:style-name="T8"> ist das?<text:tab/><text:tab/><text:tab/>Das sind Bücher.<text:tab/><text:tab/><text:tab/></text:span></text:p>
      <text:p text:style-name="Text_20_body"><text:span text:style-name="T11">Wer</text:span><text:span text:style-name="T8"> ist das?<text:tab/><text:tab/><text:tab/>Das sind Susi und Monika.</text:span></text:p>
      <text:p text:style-name="Text_20_body"><text:span text:style-name="T8">Was lernt Monika?<text:tab/><text:tab/>Monika lernt </text:span><text:span text:style-name="T11">Deutsch</text:span><text:span text:style-name="T8"><text:tab/></text:span></text:p>
      <text:p text:style-name="Text_20_body"><text:span text:style-name="T8">Wer lernt Deutsch?<text:tab/><text:tab/></text:span><text:span text:style-name="T11">Monika</text:span><text:span text:style-name="T8"> lernt Deutsch</text:span></text:p>
      <text:p text:style-name="Text_20_body"><text:span text:style-name="T8"><text:tab/><text:tab/><text:tab/><text:tab/></text:span><text:span text:style-name="T11">Susi und Monika</text:span><text:span text:style-name="T8"> lernen</text:span><text:span text:style-name="T11"> </text:span><text:span text:style-name="T8">Deutsch.</text:span></text:p>
      <text:p text:style-name="Text_20_body"><text:span text:style-name="T8">Was macht Susi?<text:tab/><text:tab/>Susi macht </text:span><text:span text:style-name="T11">alles</text:span><text:span text:style-name="T8">.</text:span></text:p>
      <text:p text:style-name="Text_20_body"><text:span text:style-name="T8">Wer macht alles?<text:tab/><text:tab/></text:span><text:span text:style-name="T11">Susi</text:span><text:span text:style-name="T8"> macht alles.</text:span></text:p>
      <text:p text:style-name="Text_20_body"><text:span text:style-name="T8"><text:tab/><text:tab/><text:tab/><text:tab/></text:span><text:span text:style-name="T11">Susi und Monika</text:span><text:span text:style-name="T8"> machen alles.</text:span></text:p>
      <text:p text:style-name="P12"/>
      <text:p text:style-name="P12"/>
      <text:p text:style-name="P13">#The sentence structure#</text:p>
      <text:p text:style-name="P14"><text:s/></text:p>
      <text:p text:style-name="Text_20_body"><text:span text:style-name="T4">#In simple sentences the rule for the sequence of words is: the finite (conjugated) verb stands in the 2</text:span><text:span text:style-name="T19">nd</text:span><text:span text:style-name="T4"> place in the sentence. Other parts of the sentence can change their positions.</text:span></text:p>
      <text:p text:style-name="Text_20_body"><text:span text:style-name="T4">The subject (the active element) (in our example: Susi) stands in the 1</text:span><text:span text:style-name="T19">st</text:span><text:span text:style-name="T4"> position, but can also change position with another part of the sentence.</text:span></text:p>
      <text:p text:style-name="P14"/>
      <text:p text:style-name="Text_20_body"><text:span text:style-name="T4"><text:tab/></text:span><text:span text:style-name="T8">1</text:span><text:span text:style-name="T21">st</text:span><text:span text:style-name="T8"> position <text:s text:c="4"/>2</text:span><text:span text:style-name="T21">nd</text:span><text:span text:style-name="T8"> position</text:span></text:p>
      <text:p text:style-name="P28"><text:tab/> <text:tab/>verb<text:tab/><text:tab/>complement#</text:p>
      <text:p text:style-name="P9"><text:tab/>Susi <text:tab/><text:tab/>macht <text:s text:c="2"/><text:tab/>alles gut.</text:p>
      <text:p text:style-name="P9"><text:tab/>Alles <text:tab/><text:tab/>macht<text:tab/><text:tab/>Susi gut.</text:p>
      <text:p text:style-name="P14"/>
      <text:p text:style-name="P14">#Additional details are placed after the finite verb.</text:p>
      <text:p text:style-name="P14"/>
      <text:p text:style-name="Text_20_body"><text:span text:style-name="T4"><text:tab/></text:span><text:span text:style-name="T8">1</text:span><text:span text:style-name="T21">st</text:span><text:span text:style-name="T8"> position <text:s text:c="4"/>2</text:span><text:span text:style-name="T21">nd</text:span><text:span text:style-name="T8"> position</text:span></text:p>
      <text:p text:style-name="Text_20_body"><text:span text:style-name="T8"><text:tab/></text:span><text:span text:style-name="T12"><text:tab/><text:tab/>verb <text:s text:c="16"/>detail <text:s text:c="13"/>complement#</text:span></text:p>
      <text:p text:style-name="P9"><text:tab/>Er<text:tab/><text:tab/>lernt<text:tab/><text:tab/><text:tab/><text:tab/>Deutsch.</text:p>
      <text:p text:style-name="P9"><text:tab/>Sie<text:tab/><text:tab/>lernt<text:tab/><text:tab/>auch<text:tab/><text:tab/>Deutsch.</text:p>
      <text:p text:style-name="P9"/>
      <text:p text:style-name="P9"/>
      <text:p text:style-name="P13">#The structure of the interrogative sentence with interrogative pronouns#</text:p>
      <text:p text:style-name="P13"/>
      <text:p text:style-name="Text_20_body"><text:span text:style-name="T4">#When the sentence begins with the interrogative pronoun, it stands in the 1</text:span><text:span text:style-name="T19">st</text:span><text:span text:style-name="T4"> position. The finite verb stands in the 2</text:span><text:span text:style-name="T19">nd</text:span><text:span text:style-name="T4"> position.</text:span></text:p>
      <text:p text:style-name="P14"/>
      <text:p text:style-name="Text_20_body"><text:span text:style-name="T4"><text:s text:c="8"/><text:tab/></text:span><text:span text:style-name="T8">interrogative <text:s text:c="3"/></text:span></text:p>
      <text:p text:style-name="Text_20_body"><text:span text:style-name="T8"><text:s text:c="8"/><text:tab/></text:span><text:span text:style-name="T12">pronoun<text:tab/>verb# <text:s text:c="32"/>. <text:s text:c="71"/></text:span></text:p>
      <text:p text:style-name="P9"><text:s text:c="5"/><text:tab/>Was<text:tab/><text:tab/>ist<text:tab/><text:tab/>das?<text:tab/></text:p>
      <text:p text:style-name="P9"><text:tab/>Wer <text:tab/><text:tab/>ist <text:tab/><text:tab/>das?</text:p>
      <text:p text:style-name="P9"><text:tab/>Was<text:tab/><text:tab/>lernt<text:tab/><text:tab/>Monika?</text:p>
      <text:p text:style-name="P9"><text:tab/>Wer<text:tab/><text:tab/>lernt<text:tab/><text:tab/>Deutsch?</text:p>
      <text:p text:style-name="P9"/>
      <text:p text:style-name="P9"><text:tab/><text:tab/></text:p>
      <text:p text:style-name="Text_20_body"><text:span text:style-name="T7">#The article o</text:span><text:span text:style-name="T15">f the noun#</text:span></text:p>
      <text:p text:style-name="P14"/>
      <text:p text:style-name="P20">#nominative <text:s text:c="14"/><text:tab/>definite <text:s text:c="15"/>indefinite <text:s text:c="7"/><text:tab/>negative# <text:s text:c="4"/>.</text:p>
      <text:p text:style-name="P10">Singular<text:tab/>masc. <text:s text:c="2"/>der Mann<text:tab/> <text:s text:c="6"/>ein Mann<text:tab/><text:tab/>kein Mann</text:p>
      <text:p text:style-name="P11"><text:s text:c="24"/>fem. <text:s text:c="4"/>die Frage <text:s text:c="14"/>eine Frage<text:tab/>keine Frage</text:p>
      <text:p text:style-name="P9"><text:tab/><text:tab/>neutr.<text:tab/> <text:s/>das Buch <text:s text:c="13"/>ein Buch<text:tab/><text:tab/>kein Buch</text:p>
      <text:p text:style-name="P9"><text:soft-page-break/></text:p>
      <text:p text:style-name="P29">Plural<text:tab/>masc. <text:s text:c="4"/>die Männer<text:tab/>Männer <text:s text:c="6"/><text:tab/>keine <text:s/>Männer </text:p>
      <text:p text:style-name="P24"><text:tab/>fem.<text:tab/> <text:s text:c="2"/>die <text:s text:c="2"/>Fragen<text:tab/> <text:s text:c="6"/>Fragen<text:tab/><text:tab/>keine Fragen</text:p>
      <text:p text:style-name="P24"><text:tab/>neutr.<text:tab/> <text:s text:c="2"/>die <text:s text:c="2"/>Bücher<text:tab/> <text:s text:c="6"/>Bücher<text:tab/><text:tab/>keine <text:s/>Bücher <text:tab/></text:p>
      <text:p text:style-name="P24"/>
      <text:p text:style-name="P23"><text:span text:style-name="T8">#The plural article is alway</text:span><text:span text:style-name="T4">s the same: </text:span><text:span text:style-name="T13">die </text:span><text:span text:style-name="T4">– without article – </text:span><text:span text:style-name="T13">keine.#</text:span></text:p>
      <text:p text:style-name="P14"/>
      <text:p text:style-name="P14"/>
      <text:p text:style-name="P13">#Plural of the noun#</text:p>
      <text:p text:style-name="P14"/>
      <text:p text:style-name="Text_20_body"><text:span text:style-name="T4">#The gender of the noun (der, die, das) and the plural form must be learned together with the word. Use a dictionary to help you. Please note: some words are formed in the plural with an </text:span><text:span text:style-name="T13">Umlaut</text:span><text:span text:style-name="T4">:# </text:span></text:p>
      <text:p text:style-name="Text_20_body"><text:span text:style-name="T5"><text:tab/></text:span><text:span text:style-name="T8">a =&gt; ä, o =&gt; ö, u =&gt; ü, au =&gt; äu:</text:span></text:p>
      <text:p text:style-name="P9"><text:tab/>der Mann <text:s text:c="3"/><text:tab/>– die Männer</text:p>
      <text:p text:style-name="P9"><text:tab/>das Wort <text:s/><text:tab/>– die Wörter</text:p>
      <text:p text:style-name="P9"><text:tab/>das Buch<text:tab/>– die Bücher</text:p>
      <text:p text:style-name="P9"><text:tab/>der Baum<text:tab/>– die Bäume</text:p>
      <text:p text:style-name="P9"/>
      <text:p text:style-name="P9"/>
      <text:p text:style-name="P13">#Plural words with adjectives# </text:p>
      <text:p text:style-name="P14"/>
      <text:p text:style-name="Text_20_body"><text:span text:style-name="T4">#If an adjective is added to a noun, the plural form in simple sentences is always formed with an </text:span><text:span text:style-name="T13">-e</text:span><text:span text:style-name="T4">.#</text:span></text:p>
      <text:p text:style-name="P14"/>
      <text:p text:style-name="P26">Das ist einWort.</text:p>
      <text:p text:style-name="P25"><text:span text:style-name="T8">Das sind Wörter. + international <text:tab/>=&gt; Das sind international</text:span><text:span text:style-name="T11">e</text:span><text:span text:style-name="T8"> Wörter.</text:span></text:p>
      <text:p text:style-name="P9"/>
      <text:p text:style-name="P9"/>
      <text:p text:style-name="P9"/>
      <text:p text:style-name="P7">Text<text:tab/>2</text:p>
      <text:p text:style-name="P8"/>
      <text:p text:style-name="P9">Viele Männer, schnelle Autos, schwere Wörter – das sind Probleme. </text:p>
      <text:p text:style-name="P9">Nein, die Wörter sind kein Problem. </text:p>
      <text:p text:style-name="P9">Die Autos auch nicht. </text:p>
      <text:p text:style-name="P9">Aber die Männer, das sind große Probleme. </text:p>
      <text:p text:style-name="P9">Und was ist das – ein Mann? <text:s/></text:p>
      <text:p text:style-name="P9">Wer ist ein Mann? <text:s/></text:p>
      <text:p text:style-name="P9"/>
      <text:p text:style-name="P9"/>
      <text:p text:style-name="P9"/>
      <text:p text:style-name="P5">Übungen<text:tab/><text:tab/><text:tab/></text:p>
      <text:p text:style-name="P14"/>
      <text:p text:style-name="Text_20_body"><text:span text:style-name="T15">Ü 1</text:span><text:span text:style-name="T4"><text:tab/>#Fill in the gaps. </text:span></text:p>
      <text:p text:style-name="Text_20_body"><text:span text:style-name="T4"><text:tab/></text:span><text:span text:style-name="T5">Example:#<text:tab/></text:span></text:p>
      <text:p text:style-name="P26">Monika lern... Deutsch. <text:s text:c="2"/>=&gt; Monika lernt Deutsch.</text:p>
      <text:p text:style-name="P9"/>
      <text:p text:style-name="P9"><text:tab/>Mach... es Monika Spaß? <text:s text:c="2"/><text:tab/><text:tab/></text:p>
      <text:p text:style-name="P25"><text:span text:style-name="T8">Monika und Susi frag... </text:span><text:span text:style-name="T18">Rita.<text:tab/><text:tab/>.</text:span></text:p>
      <text:p text:style-name="P21"><text:tab/>Rita frag... Susi.<text:tab/><text:tab/><text:tab/></text:p>
      <text:p text:style-name="Text_20_body"><text:span text:style-name="T18"><text:tab/></text:span><text:span text:style-name="T8">Monika lern… alles.<text:tab/><text:tab/><text:tab/></text:span></text:p>
      <text:p text:style-name="P9"><text:soft-page-break/><text:tab/>Monika und Susi mach... viel.</text:p>
      <text:p text:style-name="P9"><text:tab/>Susi lern... schnell</text:p>
      <text:p text:style-name="P9"><text:tab/>Rita und Susi frag… viel.</text:p>
      <text:p text:style-name="P9"><text:tab/>Susi mach... alles.</text:p>
      <text:p text:style-name="P9"/>
      <text:p text:style-name="Text_20_body"><text:span text:style-name="T15">Ü 2</text:span><text:span text:style-name="T4"><text:tab/>#Fill in the gaps. </text:span><text:span text:style-name="T13">sein: ist</text:span><text:span text:style-name="T4"> or </text:span><text:span text:style-name="T13">sind</text:span><text:span text:style-name="T4">?</text:span></text:p>
      <text:p text:style-name="P30"><text:tab/>Example:#</text:p>
      <text:p text:style-name="P33">Deutsch ... (sein) schwer. <text:s text:c="2"/>=&gt; Deutsch ist schwer.</text:p>
      <text:p text:style-name="P9"><text:tab/></text:p>
      <text:p text:style-name="P9"><text:tab/>Die Frage ... gut.<text:tab/><text:tab/><text:tab/>.</text:p>
      <text:p text:style-name="P9"><text:tab/>Das Auto ... neu.<text:tab/><text:tab/><text:tab/>.</text:p>
      <text:p text:style-name="P9"><text:tab/>Monika ... schnell.<text:tab/><text:tab/><text:tab/>.<text:tab/><text:tab/></text:p>
      <text:p text:style-name="P9"><text:tab/>Susi und Rita ... schnell.<text:tab/><text:tab/>.</text:p>
      <text:p text:style-name="P9"><text:tab/>Die Bücher ... schwer</text:p>
      <text:p text:style-name="P9"><text:tab/>Alles ... gut</text:p>
      <text:p text:style-name="P9"><text:tab/>Das Wort ... neu</text:p>
      <text:p text:style-name="P9"><text:tab/>Die Wörter ... schwer</text:p>
      <text:p text:style-name="P9"/>
      <text:p text:style-name="Text_20_body"><text:span text:style-name="T15">Ü 3</text:span><text:span text:style-name="T4"><text:tab/>#Fill in the gaps.</text:span></text:p>
      <text:p text:style-name="P26">Example:#<text:tab/></text:p>
      <text:p text:style-name="P26">Ich lern... Deutsch. <text:s text:c="2"/><text:tab/>=&gt; Ich lerne Deutsch.</text:p>
      <text:p text:style-name="P9"/>
      <text:p text:style-name="P9"><text:tab/>Ich frag... Rita.<text:tab/><text:tab/><text:tab/>.</text:p>
      <text:p text:style-name="P9"><text:tab/>Monika und Susi mach... alles<text:tab/>.</text:p>
      <text:p text:style-name="P9"><text:tab/>Ihr frag... Susi.<text:tab/><text:tab/><text:tab/>.</text:p>
      <text:p text:style-name="P9"><text:tab/>Wir frag... Monika.<text:tab/><text:tab/><text:tab/>.</text:p>
      <text:p text:style-name="P9"><text:tab/>Du mach... viel.<text:tab/><text:tab/><text:tab/>.</text:p>
      <text:p text:style-name="P26">Ich mach... viel.<text:tab/><text:tab/><text:tab/></text:p>
      <text:p text:style-name="P9"><text:tab/>Du lern... Deutsch.<text:tab/><text:tab/><text:tab/>.</text:p>
      <text:p text:style-name="P9"><text:tab/>Wir lern... Deutsch</text:p>
      <text:p text:style-name="P9"><text:tab/>Ich lern... schnell</text:p>
      <text:p text:style-name="P9"><text:tab/>Ihr mach Wir lern... alles... alles</text:p>
      <text:p text:style-name="P9"><text:tab/>Du lern... schnell</text:p>
      <text:p text:style-name="P9"><text:tab/>Susi lern... gut.</text:p>
      <text:p text:style-name="P9"><text:tab/>Du frag... Monika</text:p>
      <text:p text:style-name="P9"/>
      <text:p text:style-name="Text_20_body"><text:span text:style-name="T7">Ü 4</text:span><text:span text:style-name="T5"><text:tab/>#Fill in the gaps.</text:span></text:p>
      <text:p text:style-name="P26">Example:#<text:tab/></text:p>
      <text:p text:style-name="P26">Das ist Susi.<text:tab/> ... ist das? =&gt; Wer ist das? Susi.</text:p>
      <text:p text:style-name="P9"><text:tab/>Das ist ein Problem. <text:tab/>… ist das? =&gt; Was ist das? Ein Problem.</text:p>
      <text:p text:style-name="P9"/>
      <text:p text:style-name="P9"><text:tab/>Das ist ein Buch. ... ist das? Ein Buch.<text:tab/> </text:p>
      <text:p text:style-name="P9"><text:tab/>Das ist Monika. ... ist das? Monika.</text:p>
      <text:p text:style-name="P9"><text:tab/>Das ist Musik. ... ist das? Musik.</text:p>
      <text:p text:style-name="P9"><text:tab/>Das sind Autos. ... sind das? Autos.</text:p>
      <text:p text:style-name="P9"><text:tab/>Das sind Autos und Bücher. ... sind das? Autos und Bücher.</text:p>
      <text:p text:style-name="P9"><text:tab/>Das ist ein Mann. ... ist das? Ein Mann.</text:p>
      <text:p text:style-name="P9"><text:tab/>Das sind Fragen. ... sind das? Fragen.</text:p>
      <text:p text:style-name="Text_20_body"><text:span text:style-name="T8"><text:tab/>Das sind Bäume. ... sind das? </text:span><text:span text:style-name="T4">Bäume.</text:span></text:p>
      <text:p text:style-name="P14"/>
      <text:p text:style-name="Text_20_body"><text:span text:style-name="T15">Ü 5</text:span><text:span text:style-name="T4"><text:tab/>#Fill in the gaps.</text:span></text:p>
      <text:p text:style-name="P26"><text:soft-page-break/>Example:#<text:tab/></text:p>
      <text:p text:style-name="P26">Das sind ... (international) Wörter. =&gt; Das sind internationale Wörter.</text:p>
      <text:p text:style-name="P9"><text:tab/></text:p>
      <text:p text:style-name="P26">Das sind ... (schwer) Fragen.<text:tab/><text:tab/></text:p>
      <text:p text:style-name="P26">Das sind ... (neu) Autos.</text:p>
      <text:p text:style-name="P26">Das sind ... (viel) Bäume.</text:p>
      <text:p text:style-name="P26">Das sind ... (gut) Bücher.</text:p>
      <text:p text:style-name="P8"/>
      <text:p text:style-name="Text_20_body"><text:span text:style-name="T15">Ü 6</text:span><text:span text:style-name="T4"><text:tab/>#Negate the noun with </text:span><text:span text:style-name="T13">kein/e</text:span><text:span text:style-name="T4">.</text:span></text:p>
      <text:p text:style-name="Text_20_body"><text:span text:style-name="T4"><text:tab/></text:span><text:span text:style-name="T8">Example:#<text:tab/></text:span></text:p>
      <text:p text:style-name="P26">Das ist ein Mann.=&gt; Das ist kein Mann.</text:p>
      <text:p text:style-name="P9"><text:tab/>Das sind Bücher. =&gt; Das sind keine Bücher.</text:p>
      <text:p text:style-name="P9"/>
      <text:p text:style-name="P9"><text:tab/>Das sind Fragen.<text:tab/><text:tab/><text:tab/></text:p>
      <text:p text:style-name="P26">Das <text:s/>ist ein Auto.<text:tab/><text:tab/></text:p>
      <text:p text:style-name="P26">Das ist ein Spaß.<text:tab/><text:tab/></text:p>
      <text:p text:style-name="P9"><text:tab/>Das ist Musik. (fem.)<text:tab/><text:tab/><text:tab/></text:p>
      <text:p text:style-name="P9"><text:tab/>Das ist ein Computer.</text:p>
      <text:p text:style-name="P9"><text:tab/>Das ist ein Hobby.</text:p>
      <text:p text:style-name="P9"><text:tab/>Das ist Sport. (mask.)<text:tab/></text:p>
      <text:p text:style-name="P9"><text:tab/>Das sind Jobs.</text:p>
      <text:p text:style-name="P9"/>
      <text:p text:style-name="Text_20_body"><text:span text:style-name="T7">Ü 7</text:span><text:span text:style-name="T5"><text:tab/>#Form sentences.</text:span></text:p>
      <text:p text:style-name="Text_20_body"><text:span text:style-name="T5"><text:tab/></text:span><text:span text:style-name="T8">Example:#<text:tab/></text:span></text:p>
      <text:p text:style-name="P26">Das ist eine Frage. Das sind Fragen. + schwer =&gt; Das sind schwere Fragen.</text:p>
      <text:p text:style-name="P9"/>
      <text:p text:style-name="P26">Das ist ein Auto. Das sind Autos. + schnell<text:tab/><text:tab/></text:p>
      <text:p text:style-name="P26">Das ist ein Mann. Das sind Männer. + viel<text:tab/><text:tab/><text:tab/></text:p>
      <text:p text:style-name="P26">Das ist eine Person. Das sind Personen. + alle<text:tab/><text:tab/></text:p>
      <text:p text:style-name="P9"><text:tab/>Das ist ein Wort. Das sind Wörter. + neu<text:tab/><text:tab/><text:tab/></text:p>
      <text:p text:style-name="Text_20_body"><text:span text:style-name="T8"><text:tab/>Das ist ein Baum. Das sind Bäume. </text:span><text:span text:style-name="T4">+ viel<text:tab/><text:tab/><text:tab/></text:span></text:p>
      <text:p text:style-name="P14"/>
      <text:p text:style-name="P14"/>
      <text:p text:style-name="P14"/>
      <text:p text:style-name="P5">Fragen</text:p>
      <text:p text:style-name="P13"/>
      <text:p text:style-name="Text_20_body"><text:span text:style-name="T8">1<text:tab/>Text 1: Macht Danuta das Lernen Spaß? </text:span><text:span text:style-name="T5">#yes or no?#<text:tab/></text:span></text:p>
      <text:p text:style-name="P31"/>
      <text:p text:style-name="Text_20_body"><text:span text:style-name="T8">2.<text:tab/>Text 2: Sind Wörter Probleme? </text:span><text:span text:style-name="T5">#</text:span><text:span text:style-name="T4">yes or no?#</text:span></text:p>
      <text:p text:style-name="P30"/>
      <text:p text:style-name="P34"><text:span text:style-name="T4">3.<text:tab/>#The finite verb stands in the 2</text:span><text:span text:style-name="T19">nd</text:span><text:span text:style-name="T4"> position in simple sentences. Is this true? yes or no?#</text:span></text:p>
      <text:p text:style-name="P32"/>
      <text:p text:style-name="P35">4. <text:s/><text:tab/>#There are definite, indefinite, and positive articles. Is this true? yes or no?#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57in" fo:margin-top="0.257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fo:min-width="0in" draw:z-index="6"><draw:text-box fo:min-height="0.1457in"><text:p text:style-name="Footer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r erste Schritt</dc:title>
    <meta:initial-creator>vera friedländer</meta:initial-creator>
    <meta:creation-date>2010-07-14T17:42:00</meta:creation-date>
    <dc:creator>vera friedländer</dc:creator>
    <dc:date>2010-10-04T17:51:00</dc:date>
    <meta:print-date>2009-12-27T12:16:00</meta:print-date>
    <meta:editing-cycles>5</meta:editing-cycles>
    <meta:document-statistic meta:table-count="0" meta:image-count="0" meta:object-count="0" meta:page-count="7" meta:paragraph-count="248" meta:word-count="1430" meta:character-count="8806"/>
    <meta:generator>LibreOffice/3.3$Linu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